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fo:font-size="12pt" style:text-underline-style="none" fo:font-weight="normal" officeooo:rsid="000607be" officeooo:paragraph-rsid="000607be" style:font-size-asian="10.5pt" style:font-weight-asian="normal" style:font-size-complex="12pt" style:font-weight-complex="normal"/>
    </style:style>
    <style:style style:name="P2" style:family="paragraph" style:parent-style-name="Standard">
      <style:paragraph-properties fo:text-align="end" style:justify-single-word="false"/>
      <style:text-properties style:font-name="Calibri" fo:font-size="14pt" style:text-underline-style="solid" style:text-underline-width="auto" style:text-underline-color="font-color" fo:font-weight="bold" officeooo:rsid="000607be" officeooo:paragraph-rsid="000607be" style:font-size-asian="14pt" style:font-weight-asian="bold" style:font-size-complex="14pt" style:font-weight-complex="bold"/>
    </style:style>
    <style:style style:name="P3" style:family="paragraph" style:parent-style-name="Standard">
      <style:paragraph-properties fo:text-align="end" style:justify-single-word="false"/>
      <style:text-properties style:font-name="Calibri" style:text-underline-style="solid" style:text-underline-width="auto" style:text-underline-color="font-color" officeooo:paragraph-rsid="000607be"/>
    </style:style>
    <style:style style:name="P4" style:family="paragraph" style:parent-style-name="Standard">
      <style:paragraph-properties fo:text-align="center" style:justify-single-word="false"/>
      <style:text-properties style:font-name="Calibri" fo:font-size="15pt" style:text-underline-style="solid" style:text-underline-width="auto" style:text-underline-color="font-color" fo:font-weight="bold" officeooo:rsid="000607be" officeooo:paragraph-rsid="000607be" style:font-size-asian="13.1000003814697pt" style:font-weight-asian="bold" style:font-size-complex="15pt" style:font-weight-complex="bold"/>
    </style:style>
    <style:style style:name="P5" style:family="paragraph" style:parent-style-name="Standard">
      <style:paragraph-properties fo:text-align="end" style:justify-single-word="false"/>
      <style:text-properties officeooo:paragraph-rsid="000607be"/>
    </style:style>
    <style:style style:name="P6" style:family="paragraph" style:parent-style-name="Standard">
      <style:paragraph-properties fo:text-align="end" style:justify-single-word="false"/>
      <style:text-properties style:font-name="Calibri" fo:font-size="14pt" style:text-underline-style="solid" style:text-underline-width="auto" style:text-underline-color="font-color" fo:font-weight="bold" officeooo:rsid="000607be" officeooo:paragraph-rsid="000607be"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Calibri" fo:font-size="15pt" style:text-underline-style="solid" style:text-underline-width="auto" style:text-underline-color="font-color" fo:font-weight="bold" officeooo:rsid="000623ae" officeooo:paragraph-rsid="000623ae" style:font-size-asian="13.1000003814697pt" style:font-weight-asian="bold" style:font-size-complex="15pt" style:font-weight-complex="bold"/>
    </style:style>
    <style:style style:name="P8" style:family="paragraph" style:parent-style-name="Heading_20_3">
      <style:paragraph-properties fo:text-align="justify" style:justify-single-word="false"/>
      <style:text-properties style:font-name="Calibri" fo:font-size="12pt" style:text-underline-style="none" fo:font-weight="normal" officeooo:rsid="000607be" officeooo:paragraph-rsid="000607be" style:font-size-asian="10.5pt" style:font-weight-asian="normal" style:font-size-complex="12pt" style:font-weight-complex="normal"/>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2">
      <style:paragraph-properties fo:margin-top="0in" fo:margin-bottom="0in" loext:contextual-spacing="false"/>
    </style:style>
    <style:style style:name="P12" style:family="paragraph" style:parent-style-name="Preformatted_20_Text" style:list-style-name="L1">
      <style:paragraph-properties fo:margin-top="0in" fo:margin-bottom="0.1965in" loext:contextual-spacing="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aron Andal</text:p>
      <text:p text:style-name="P2">M05 – Fonaments de maquinari</text:p>
      <text:p text:style-name="P5"/>
      <text:p text:style-name="P3"/>
      <text:p text:style-name="P7">SOLUCIO PROCÉS D’ARRENCADA</text:p>
      <text:p text:style-name="P4"/>
      <text:h text:style-name="P8" text:outline-level="3">L'arrencada</text:h>
      <text:p text:style-name="Text_20_body">Hi ha quasi tantes BIOS com ordinadors. Be tantes no. Però gairebé una per cada fabricant. Per tant no totes tenen les mateixes <text:span text:style-name="Emphasis">features</text:span> funcionalitats. I hem de tenir en compte, a més, que tot i que trigaran molts anys a desaparèixer els actuals ordinadors BIOS, ja conviuen amb l'altre sistema UEFI.</text:p>
      <text:list xml:id="list140668208355344093" text:style-name="L1">
        <text:list-item>
          <text:p text:style-name="P9">Nosaltres treballarem amb el sistema BIOS però abans una pregunta respecte als dos sistemes BIOS/UEFI. Quin dels dos sistemes té tota la seva informació gravada a una memòria a la placa mare i quina té una part a una partició del disc dur?</text:p>
          <text:p text:style-name="P9">L'estàndard BIOS té tota la informació a un xip a la placa mare, abans ROM ja que no es podia tornar a escriure. Després ja permetien les actualitzacions: <text:span text:style-name="Emphasis">update firmware BIOS</text:span>.</text:p>
          <text:p text:style-name="P9">Mentre que l'estàndard UEFI té part de la informació a un xip de la placa mare i part a una partició del disc dur.</text:p>
        </text:list-item>
        <text:list-item>
          <text:p text:style-name="P9">Tenim por que ens introdueixen algun virus amb una memòria flash o cd o dvd. Volem per tant que l'ordinador vagi a buscar el Sistema Operatiu al disc dur, tot i que hi hagi una memòria flash o un cd, dvd amb sistema operatiu...</text:p>
          <text:p text:style-name="P9">Depenent del que vulguem exactament, una possible opció seria posar el disc dur al <text:span text:style-name="Emphasis">boot priority order</text:span> com a primera opció. Una altra opció, molt més dràstica i normalment poc convenient, és deshabilitar totes les que no siguin la del disc dur. La seguretat / perill d'aquesta opció està millor explicada a la següent pregunta.</text:p>
        </text:list-item>
        <text:list-item>
          <text:p text:style-name="P9">Ja hem configurat l'ordinador segons l'exercici anterior. Ara resulta que volem provar una live de ArchLinux que tenim gravada a un dispositiu extern. Com ho podríem fer sense entrar al setup de la BIOS? Podria ser el cas de que aquesta opció no existís? O a l'inrevés, si aquesta opció existeix, no és un forat de seguretat? I si fos així com s'hauria de resoldre aquest problema?</text:p>
          <text:p text:style-name="P9">Des de fa uns temps per evitar entrar al setup de la BIOS quan volem fer canvis com el que ens demanen existeix la possibilitat de mostrar el menú d'arrencada per poder seleccionar quina opció volem.</text:p>
        </text:list-item>
        <text:list-item>
          <text:p text:style-name="P9">Ara volem fer una instal·lació via xarxa utilitzant el protocol PXE a un ordinador que en principi no permet aquesta opció. Que hauríem de fer?</text:p>
          <text:p text:style-name="P9">Efectivament, al setup de la BIOS existeix una opció per habilitar l'arrencada per xarxa: <text:span text:style-name="Strong_20_Emphasis">Network Boot: Enabled/Disabled</text:span></text:p>
          <text:p text:style-name="P9"><text:soft-page-break/>Se us acut alguna altra situació on pogués ser útil aquesta opció? <text:span text:style-name="Emphasis">Solució, després dels links</text:span></text:p>
        </text:list-item>
        <text:list-item>
          <text:p text:style-name="P9">Tenim un ordinador una mica antic que pot tenir problemes a l'hora de reconèixer un disc dur amb interfície SATA. Que puc fer per resoldre aquest problema?</text:p>
          <text:p text:style-name="P9">Al setup de la BIOS es pot activar aquesta opció <text:span text:style-name="Strong_20_Emphasis">IDE</text:span>. L'opció "normal" per a SATA seria <text:span text:style-name="Strong_20_Emphasis">AHCI</text:span> o si volem posar diferents discos SATA en array l'opció, si existeix, és <text:span text:style-name="Strong_20_Emphasis">RAID</text:span>.</text:p>
        </text:list-item>
        <text:list-item>
          <text:p text:style-name="P9">Tenim un servidor al qual no es connecta ningú directament. Només de manera remota. Quin problema ens podem trobar i quina seria la solució?</text:p>
          <text:p text:style-name="P9">Que no posem teclat i que l'ordinador faci alguna <text:span text:style-name="Emphasis">xiuletada</text:span><text:line-break/><text:span text:style-name="Emphasis">Wait for F1 If Error Enabled</text:span></text:p>
        </text:list-item>
        <text:list-item>
          <text:p text:style-name="P9">Tinc una placa mare <text:span text:style-name="Emphasis">nova</text:span> amb HD Àudio però amb una caixa-torre una mica antiga amb els connectors AC97. Hi ha setup's que tenen present aquesta situació. Que hauria de fer?</text:p>
          <text:p text:style-name="P9">Alguns setup de BIOS tenen una opció <text:span text:style-name="Emphasis">Front panel</text:span> amb dues opcions. Al nostre cas seleccionaríem AC97. <text:span text:style-name="Emphasis">HD Audio d'Intel també anomenat Azalia</text:span></text:p>
        </text:list-item>
        <text:list-item>
          <text:p text:style-name="P9">Els ordinadors més moderns tenen CPU's amb extensions per virtualització. Una manera de saber si el nostre ordinador admet virtualització o sigui si la CPU té aquesta extensió, és executar la següent ordre:</text:p>
          <text:p text:style-name="P12"><text:span text:style-name="Source_20_Text">egrep '^flags.*(vmx|svm)' /proc/cpuinfo </text:span></text:p>
          <text:p text:style-name="P9">Si no surt res, no podem virtualitzar. Però si surten coses es que sí podem virtualitzar. Tot i així és podria donar el cas que la virtualització no funcionés encara. Com es podria solucionar això?</text:p>
          <text:p text:style-name="P9">Habilitant l'extensió a la BIOS. Un cop habilitada, es possible que amb un reboot no sigui suficient i s'hagi d'apagar l'ordinador una o dues vegades.</text:p>
        </text:list-item>
      </text:list>
      <text:p text:style-name="Text_20_body">Extra links:</text:p>
      <text:list xml:id="list9084693966710976861" text:style-name="L2">
        <text:list-item>
          <text:p text:style-name="P11"><text:a xlink:type="simple" xlink:href="https://docs.google.com/document/d/1fXY9O9wiNBvEjSThrRjQYOs6NPSZXvjhkpWSiQkYc8s/edit" text:style-name="Internet_20_link" text:visited-style-name="Visited_20_Internet_20_Link">Electricitat de l'ordinador</text:a> </text:p>
        </text:list-item>
        <text:list-item>
          <text:p text:style-name="P10"><text:a xlink:type="simple" xlink:href="https://docs.google.com/document/d/15oyp5FDfWTDJLhK7tPxHqxr2pKjjsMVRGd9j72gfPH0/edit" text:style-name="Internet_20_link" text:visited-style-name="Visited_20_Internet_20_Link">Components d’un equip microinformàtic</text:a> </text:p>
        </text:list-item>
      </text:list>
      <text:p text:style-name="Text_20_body"><text:span text:style-name="Emphasis">Solució</text:span>: una altra possibilitat seria voler una màquina quiosc carregada des d'un servidor remot. Tampoc caldria que tingués sistema operatiu.</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a" fo:country="E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13:47:44.438467924</meta:creation-date>
    <dc:date>2017-11-02T12:24:02.143154103</dc:date>
    <meta:editing-duration>PT3M44S</meta:editing-duration>
    <meta:editing-cycles>2</meta:editing-cycles>
    <meta:generator>LibreOffice/5.1.6.2.0$Linux_X86_64 LibreOffice_project/10$Build-2</meta:generator>
    <meta:document-statistic meta:table-count="0" meta:image-count="0" meta:object-count="0" meta:page-count="2" meta:paragraph-count="29" meta:word-count="708" meta:character-count="4094" meta:non-whitespace-character-count="3421"/>
  </office:meta>
</office:document-meta>
</file>